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 had the idea to choose this subject, because as everybody knows, there is a very big rivalry between France and England for a long time in of numerous domains, and we decided to exploit this rivalry to create activities and to see who is the "best" and who would have most success beside to the students.</text:p>
      <text:p text:style-name="Text_20_body"> </text:p>
      <text:p text:style-name="P1">To attract the visitors we put posters almost everywhere in the school, but principally in the places the most frequented as the Hall C and the foyer and in the hall of the building B because the expolangue unwound here. Then to interest people and to make them stay, we had food and drink, music and varied activities like darts, “chamboule tout”, the games console or also a quiz.</text:p>
      <text:p text:style-name="Text_20_body"> </text:p>
      <text:p text:style-name="P1">As we indicated previously, the main activity were dart or it was necessary to choose at which head of state we wished to aim (we had the choice between the queen of England, the queen Elizabeth II, and the president of the French republic, Mr Nicolas Sarkozy), then we had the “Monument Breaker” where we had to choose which monument to destroy, on principle of “chamboule tout”, between the Eiffel Tower and the Big Ben. We also had a computer where we could make match France versus England on the game Pro Evolution Soccer, a game very appreciate in the field of the football. Then we had a place where was  proposed various English food and French food : for the English food we had for example Milk shake, gele and for the French food we had of the sausage and the pâté (we played mainly on the cliché that we can have of both nations).  Finally we had a short movie which turned in buckle and which told the exploits past of both national teams in the field of the football and of the rugby. We had also a quiz about the both nations and an authentic English Guard which did not move whatever we made in front of him (even if he sometimes smiled) and with whom we could take pictures.</text:p>
      <text:p text:style-name="Text_20_body"> </text:p>
      <text:p text:style-name="P1">The visitors appreciated the activities in a general way. What had the most success is the food, but the other activities also interested people. When a person tried an activity, he tried generally every others activities then.</text:p>
      <text:p text:style-name="Text_20_body"> </text:p>
      <text:p text:style-name="P1">The main problem concerning our expolangue is that not many people came because of the situation of the room. Indeed, we were in B007 and although we put a lot of posters and road sign people did not come to our room. The stream visitors was by wave, so sometime there was too many people in one time, or sometime practically nobody.</text:p>
      <text:p text:style-name="Text_20_body"> </text:p>
      <text:p text:style-name="P1">Our project did not us cost many money, indeed we knew how to manage with our means. The only spends that we had was for the food, it cost to us about 3€ by person. Then we were able to build the rest of our activity without spending money, by using old materials or thanks to what English professors gave to us, like a red jacket for the English Guard, cans for the “Chamboule tout” or some decorations for the room. </text:p>
      <text:p text:style-name="Text_20_body"> </text:p>
      <text:p text:style-name="P1">The main default of the expolangue is that we do not have a lot of time before the  presentation to organize all the room. I think it would be preferable to have no class before the presentation to have the time to prepare the room correctly.<text:line-break/>Moreover, we can notice a problem for the expolangue which is that it is entirely prepare in French, so we do not speak a lot English during this English class.<text:line-break/>Otherwise the project in itself learn us to organize ourselves to build a project.</text:p>
      <text:p text:style-name="Text_20_body"> </text:p>
      <text:p text:style-name="Text_20_body"><text:soft-page-break/>621 Words</text:p>
      <text:p text:style-name="Text_20_body">Monvoisin Jean-Pascal<text:line-break/>1 A EN</text:p>
      <text:p text:style-name="Text_20_bod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5-15T12:06:52.59</meta:creation-date>
    <meta:document-statistic meta:table-count="0" meta:image-count="0" meta:object-count="0" meta:page-count="2" meta:paragraph-count="17" meta:word-count="630" meta:character-count="3389"/>
    <dc:date>2011-05-15T12:07:13.33</dc:date>
    <meta:editing-duration>PT00H00M31S</meta:editing-duration>
    <meta:editing-cycles>1</meta:editing-cycles>
    <meta:generator>OpenOffice.org/3.1$Win32 OpenOffice.org_project/310m19$Build-9420</meta:generator>
  </office:meta>
</office:document-meta>
</file>